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784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8.015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7" style:family="graphic" style:parent-style-name="objectwithoutfill">
      <style:graphic-properties draw:stroke="solid" draw:stroke-dash="Fine_20_Dashed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solid" draw:stroke-dash="Dashed_20__28_var_29_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65cm" fo:min-width="6.7cm"/>
    </style:style>
    <style:style style:name="gr20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6" style:family="graphic" style:parent-style-name="standard">
      <style:graphic-properties draw:stroke="none" svg:stroke-color="#000000" draw:fill="none" draw:fill-color="#ffffff" fo:min-height="0.823cm"/>
    </style:style>
    <style:style style:name="gr27" style:family="graphic" style:parent-style-name="standard">
      <style:graphic-properties draw:stroke="none" svg:stroke-color="#000000" draw:fill="none" draw:fill-color="#ffffff" fo:min-height="0.831cm"/>
    </style:style>
    <style:style style:name="gr28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none" draw:fill-color="#ffff00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5" style:family="graphic" style:parent-style-name="objectwithoutfill">
      <style:graphic-properties svg:stroke-width="0.053cm" svg:stroke-color="#ff3333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9966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996600" draw:marker-start="" draw:marker-start-width="0.381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3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45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8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9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50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99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0066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7.542cm" svg:y="2.827cm">
          <text:p text:style-name="P3"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6" draw:text-style-name="P5" xml:id="id2" draw:id="id2" draw:layer="layout" svg:width="5.059cm" svg:height="1.6cm" svg:x="12.583cm" svg:y="2.827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7" draw:id="id7" draw:layer="layout" svg:width="3.236cm" svg:height="1.6cm" svg:x="12.564cm" svg:y="4.9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gr9" draw:text-style-name="P1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13" draw:text-style-name="P5" xml:id="id4" draw:id="id4" draw:layer="layout" svg:width="14.8cm" svg:height="1.6cm" svg:x="2.342cm" svg:y="12.427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" draw:id="id5" draw:layer="layout" svg:width="4.4cm" svg:height="1.6cm" svg:x="5.142cm" svg:y="15.227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" draw:id="id3" draw:layer="layout" svg:width="4.42cm" svg:height="1.6cm" svg:x="1.842cm" svg:y="5.527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3.742cm" svg:y1="4.427cm" svg:x2="3.742cm" svg:y2="5.527cm">
          <text:p/>
        </draw:line>
        <draw:connector draw:style-name="gr18" draw:text-style-name="P6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7" draw:text-style-name="P6" draw:layer="layout" svg:x1="7.242cm" svg:y1="14.027cm" svg:x2="7.242cm" svg:y2="15.227cm">
          <text:p/>
        </draw:line>
        <draw:custom-shape draw:style-name="gr15" draw:text-style-name="P5" xml:id="id8" draw:id="id8" draw:layer="layout" svg:width="4.4cm" svg:height="1.6cm" svg:x="2.342cm" svg:y="20.827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5" draw:text-style-name="P5" xml:id="id6" draw:id="id6" draw:layer="layout" svg:width="4.4cm" svg:height="1.6cm" svg:x="11.942cm" svg:y="21.227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6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21" draw:text-style-name="P6" draw:layer="layout" draw:line-skew="2.199cm" svg:x1="15.8cm" svg:y1="5.7cm" svg:x2="16.342cm" svg:y2="22.027cm" draw:start-shape="id7" draw:start-glue-point="1" draw:end-shape="id6" draw:end-glue-point="1" svg:d="M15800 5700h3242v16327h-2700" svg:viewBox="0 0 3243 16328">
          <text:p/>
        </draw:connector>
        <draw:line draw:style-name="gr22" draw:text-style-name="P6" draw:layer="layout" svg:x1="0.542cm" svg:y1="13.627cm" svg:x2="20.132cm" svg:y2="13.627cm">
          <text:p/>
        </draw:line>
        <draw:line draw:style-name="gr23" draw:text-style-name="P3" draw:layer="layout" svg:x1="19.792cm" svg:y1="13.427cm" svg:x2="19.792cm" svg:y2="1cm">
          <text:p/>
        </draw:line>
        <draw:frame draw:style-name="gr24" draw:text-style-name="P7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gr23" draw:text-style-name="P3" draw:layer="layout" svg:x1="19.792cm" svg:y1="26.827cm" svg:x2="19.792cm" svg:y2="13.827cm">
          <text:p/>
        </draw:line>
        <draw:frame draw:style-name="gr25" draw:text-style-name="P7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6" draw:text-style-name="P8" draw:layer="layout" svg:width="6.8cm" svg:height="1.073cm" svg:x="3.042cm" svg:y="23.5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.042cm" svg:y="24.527cm">
          <draw:text-box>
            <text:p><text:span text:style-name="T3">OpenSSL Engine + Java sockets</text:span></text:p>
          </draw:text-box>
        </draw:frame>
        <draw:frame draw:style-name="gr27" draw:text-style-name="P8" draw:layer="layout" svg:width="7.6cm" svg:height="1.081cm" svg:x="3.042cm" svg:y="25.527cm">
          <draw:text-box>
            <text:p><text:span text:style-name="T3">OpenSSL Engine through APR sockets</text:span></text:p>
          </draw:text-box>
        </draw:frame>
        <draw:custom-shape draw:style-name="gr14" draw:text-style-name="P5" draw:layer="layout" svg:width="3.3cm" svg:height="1.6cm" svg:x="2.022cm" svg:y="2.8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9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6" draw:text-style-name="P5" xml:id="id9" draw:id="id9" draw:layer="layout" svg:width="4.42cm" svg:height="1.6cm" svg:x="6.722cm" svg:y="7.027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" draw:layer="layout" svg:x1="8.342cm" svg:y1="8.627cm" svg:x2="8.342cm" svg:y2="12.427cm">
          <text:p/>
        </draw:line>
        <draw:line draw:style-name="gr29" draw:text-style-name="P3" draw:layer="layout" svg:x1="4.142cm" svg:y1="14.027cm" svg:x2="4.142cm" svg:y2="20.827cm">
          <text:p/>
        </draw:line>
        <draw:connector draw:style-name="gr30" draw:text-style-name="P10" draw:layer="layout" draw:type="line" svg:x1="11.043cm" svg:y1="3.627cm" svg:x2="12.584cm" svg:y2="3.627cm" svg:d="M11043 3627h1541" svg:viewBox="0 0 1542 1">
          <text:p/>
        </draw:connector>
        <draw:custom-shape draw:style-name="gr31" draw:text-style-name="P11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35" draw:text-style-name="P15" draw:layer="layout" svg:x1="5.342cm" svg:y1="3.927cm" svg:x2="8.925cm" svg:y2="7.021cm">
          <text:p/>
        </draw:line>
        <draw:line draw:style-name="gr36" draw:text-style-name="P16" draw:layer="layout" svg:x1="5.342cm" svg:y1="3.327cm" svg:x2="7.542cm" svg:y2="3.327cm">
          <text:p/>
        </draw:line>
        <draw:connector draw:style-name="gr37" draw:text-style-name="P15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8" draw:text-style-name="P9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gr39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14" draw:text-style-name="P5" xml:id="id14" draw:id="id14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1.027cm" svg:y="1.4cm">
          <draw:text-box>
            <text:p><text:span text:style-name="T1">Java stdlib</text:span></text:p>
          </draw:text-box>
        </draw:frame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6" draw:id="id16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2" draw:id="id12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5" draw:text-style-name="P5" xml:id="id11" draw:id="id11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1.699cm" svg:x1="15.129cm" svg:y1="7.393cm" svg:x2="16.5cm" svg:y2="20cm" draw:start-shape="id10" draw:start-glue-point="1" draw:end-shape="id11" draw:end-glue-point="1" svg:d="M15129 7393h3571v12607h-2200" svg:viewBox="0 0 3572 12608">
          <text:p/>
        </draw:connector>
        <draw:line draw:style-name="gr22" draw:text-style-name="P6" draw:layer="layout" svg:x1="0.4cm" svg:y1="13.6cm" svg:x2="19.99cm" svg:y2="13.6cm">
          <text:p/>
        </draw:line>
        <draw:line draw:style-name="gr23" draw:text-style-name="P3" draw:layer="layout" svg:x1="19.65cm" svg:y1="13.4cm" svg:x2="19.65cm" svg:y2="0.973cm">
          <text:p/>
        </draw:line>
        <draw:frame draw:style-name="gr24" draw:text-style-name="P7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3" draw:text-style-name="P3" draw:layer="layout" svg:x1="19.65cm" svg:y1="22cm" svg:x2="19.65cm" svg:y2="13.8cm">
          <text:p/>
        </draw:line>
        <draw:frame draw:style-name="gr25" draw:text-style-name="P7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9" draw:text-style-name="P3" draw:layer="layout" svg:x1="4.4cm" svg:y1="18.1cm" svg:x2="4.4cm" svg:y2="14cm">
          <text:p/>
        </draw:line>
        <draw:connector draw:style-name="gr43" draw:text-style-name="P6" draw:layer="layout" draw:line-skew="0.199cm" svg:x1="7.524cm" svg:y1="8.201cm" svg:x2="9.6cm" svg:y2="12.4cm" draw:start-shape="id12" draw:start-glue-point="2" draw:end-shape="id13" draw:end-glue-point="0" svg:d="M7524 8201v2299h2076v1900" svg:viewBox="0 0 2077 4200">
          <text:p/>
        </draw:connector>
        <draw:custom-shape draw:style-name="gr44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5" draw:id="id15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0" draw:id="id10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46" draw:text-style-name="P9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26" draw:text-style-name="P8" draw:layer="layout" svg:width="6.8cm" svg:height="1.073cm" svg:x="3cm" svg:y="20.3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cm" svg:y="21.327cm">
          <draw:text-box>
            <text:p><text:span text:style-name="T3">OpenSSL Engine + Java sockets</text:span></text:p>
          </draw:text-box>
        </draw:frame>
        <draw:custom-shape draw:style-name="gr31" draw:text-style-name="P11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45" draw:text-style-name="P9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8" draw:text-style-name="P9" draw:layer="layout" svg:x1="3.45cm" svg:y1="4.4cm" svg:x2="5.314cm" svg:y2="7.401cm" draw:start-shape="id16" draw:start-glue-point="2" draw:end-shape="id12" draw:end-glue-point="3" svg:d="M3450 4400v3001h1864" svg:viewBox="0 0 1865 3002">
          <text:p/>
        </draw:connector>
        <draw:connector draw:style-name="gr38" draw:text-style-name="P9" draw:layer="layout" draw:type="line" svg:x1="9.734cm" svg:y1="7.401cm" svg:x2="11.893cm" svg:y2="7.393cm" draw:start-shape="id12" draw:start-glue-point="1" draw:end-shape="id10" svg:d="M9734 7401l2159-8" svg:viewBox="0 0 2160 9">
          <text:p/>
        </draw:connector>
        <draw:frame draw:style-name="gr10" draw:text-style-name="P2" draw:layer="layout" svg:width="4.574cm" svg:height="1.505cm" svg:x="13.426cm" svg:y="9.255cm">
          <draw:text-box>
            <text:p><text:span text:style-name="T1">Tomcat Native 2</text:span></text:p>
          </draw:text-box>
        </draw:frame>
      </draw:page>
      <draw:page draw:name="page3" draw:style-name="dp1" draw:master-page-name="Standard">
        <draw:custom-shape draw:style-name="gr39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7" draw:text-style-name="P17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5" draw:text-style-name="P5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22" draw:text-style-name="P6" draw:layer="layout" svg:x1="0.4cm" svg:y1="13.6cm" svg:x2="19.99cm" svg:y2="13.6cm">
          <text:p/>
        </draw:line>
        <draw:line draw:style-name="gr23" draw:text-style-name="P3" draw:layer="layout" svg:x1="19.65cm" svg:y1="13.4cm" svg:x2="19.65cm" svg:y2="0.973cm">
          <text:p/>
        </draw:line>
        <draw:frame draw:style-name="gr24" draw:text-style-name="P7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3" draw:text-style-name="P3" draw:layer="layout" svg:x1="19.65cm" svg:y1="22cm" svg:x2="19.65cm" svg:y2="13.8cm">
          <text:p/>
        </draw:line>
        <draw:frame draw:style-name="gr25" draw:text-style-name="P7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9" draw:text-style-name="P3" draw:layer="layout" svg:x1="4.4cm" svg:y1="18.1cm" svg:x2="4.4cm" svg:y2="14cm">
          <text:p/>
        </draw:line>
        <draw:connector draw:style-name="gr43" draw:text-style-name="P6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44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46" draw:text-style-name="P9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26" draw:text-style-name="P8" draw:layer="layout" svg:width="6.8cm" svg:height="1.073cm" svg:x="3cm" svg:y="20.3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cm" svg:y="21.327cm">
          <draw:text-box>
            <text:p><text:span text:style-name="T3">OpenSSL Engine + Java sockets</text:span></text:p>
          </draw:text-box>
        </draw:frame>
        <draw:custom-shape draw:style-name="gr31" draw:text-style-name="P11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45" draw:text-style-name="P9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8" draw:text-style-name="P9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8" draw:text-style-name="P9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10" draw:text-style-name="P2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12" draw:text-style-name="P2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5-12T10:27:05.686210431</dc:date>
    <meta:editing-duration>PT4H10M31S</meta:editing-duration>
    <meta:editing-cycles>88</meta:editing-cycles>
    <meta:generator>LibreOffice/5.1.2.2.0$Linux_X86_64 LibreOffice_project/10m0$Build-2</meta:generator>
    <meta:document-statistic meta:object-count="118"/>
  </office:meta>
</office:document-meta>
</file>